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1:55: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3T21:55:25.84</dc:date>
    <meta:editing-duration>P131DT6H18M47S</meta:editing-duration>
    <meta:editing-cycles>247</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On Local Error Goto Boom
	testLevel = testLevel + 1
	fResult = applyF(fName, args)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a As Variant, x As Variant
	If Not(actual = expected) Then
		a = actual
		x = expected
		Set result = mkFail(a, x, _
			"expected " &amp; toString(a) _
				&amp; chr(13) &amp; "     to equal " &amp; toString(x) _
		)
	Else
		Set result = mkPass()
	End If
	assertEqual = result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i_will_throw0()
	Dim foo As Object
	i_will_throw0 = foo.provoke.an.error
End Function

Function test_Test()
	test_assertEqual()
	test_assertThrows()
End Function

Function test_assertEqual()
	assertEqual(0, 0).x
	assertPasses("assertEqual", Array(0, 0)).x

	assertEqual("0", "0").x
	assertPasses("assertEqual", Array("0", "0")).x

	assertEqual("a", "a").x
	assertPasses("assertEqual", Array("a", "a")).x

	assertEqual(Nothing, Nothing).x
	assertPasses("assertEqual", Array(Nothing, Nothing)).x

	assertEqual(Empty, Empty).x
	assertPasses("assertEqual", Array(Empty, Empty)).x

	assertPasses("assertEqual", Array(0, "1")).x
	
	assertEqual(arityF("i_will_throw0"), 0).x
End Function

Function test_assertThrows()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test_List_equ()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car", True, 1),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 not a builtin fn:" &amp; chr(13) &amp; toString(fn))
	End If
	Dim r As Integer, n As Integer
	r = arity(fn)
	n = length(reverseArgs)
	If (r &lt;&gt; n) Then
		croak("applyBuiltin: arity = " &amp; r &amp; " &lt;&gt; #args = " &amp; n)
	End If
	result = applyF(car(fn), toArray(reverse(reverseArgs)))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